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14e34ba-7fff-4236-ca25-dda539c2dc15"/>TEMPLATES ASSIGNMENT</text:p>
      <text:p text:style-name="Text_20_body"/>
      <text:p text:style-name="P2">Please identify and create templates for the following pages:</text:p>
      <text:p text:style-name="Text_20_body"/>
      <text:p text:style-name="P2">http://www.tothenew.com/job-description/SENIOR-SOCIAL-MEDIA-EXECUTIVE</text:p>
      <text:p text:style-name="P2">http://www.tothenew.com/jobs</text:p>
      <text:p text:style-name="P2">http://www.tothenew.com/blog/s3-bucket-configuration-with-drupal-8/</text:p>
      <text:p text:style-name="P2">http://www.tothenew.com/</text:p>
      <text:p text:style-name="P4"><text:a xlink:type="simple" xlink:href="http://www.tothenew.com/blog/" text:style-name="Internet_20_link" text:visited-style-name="Visited_20_Internet_20_Link"><text:span text:style-name="T1">http://www.tothenew.com/blog/</text:span></text:a></text:p>
      <text:p text:style-name="Text_20_body"/>
      <text:p text:style-name="P3">SOLUTION.</text:p>
      <text:p text:style-name="P4"><text:span text:style-name="T2">We identify the number of templates to be created.</text:span><text:span text:style-name="T3">It is fairly possible that two pages can be created via the same template.</text:span></text:p>
      <text:p text:style-name="P3">Here 3 templates can be identified uniquley to be created.based on design and category.</text:p>
      <text:p text:style-name="P3">1.template for home page</text:p>
      <text:p text:style-name="P3">2.template for blog page</text:p>
      <text:p text:style-name="P4"><text:span text:style-name="T2">3.template for job page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6:15.296348712</meta:creation-date>
    <dc:date>2019-04-02T10:57:16.795655634</dc:date>
    <meta:editing-duration>PT1M4S</meta:editing-duration>
    <meta:editing-cycles>1</meta:editing-cycles>
    <meta:document-statistic meta:table-count="0" meta:image-count="0" meta:object-count="0" meta:page-count="1" meta:paragraph-count="13" meta:word-count="65" meta:character-count="589" meta:non-whitespace-character-count="537"/>
    <meta:generator>LibreOffice/6.0.7.3$Linux_X86_64 LibreOffice_project/00m0$Build-3</meta:generator>
  </office:meta>
</office:document-meta>
</file>